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.8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5f5f5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5f5f5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5f5f5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8f8f8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7f7f7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6f6f6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2" table:default-cell-style-name="ce9"/>
        <table:table-column table:style-name="co2" table:default-cell-style-name="ce6"/>
        <table:table-column table:style-name="co2" table:default-cell-style-name="ce9"/>
        <table:table-column table:style-name="co2" table:default-cell-style-name="ce6"/>
        <table:table-column table:style-name="co2" table:default-cell-style-name="ce9"/>
        <table:table-column table:style-name="co2" table:default-cell-style-name="ce6"/>
        <table:table-column table:style-name="co2" table:default-cell-style-name="ce9"/>
        <table:table-column table:style-name="co2" table:default-cell-style-name="ce6"/>
        <table:table-column table:style-name="co2" table:default-cell-style-name="ce9"/>
        <table:table-column table:style-name="co2" table:default-cell-style-name="Default"/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table:style-name="ce1"/>
          <table:table-cell table:style-name="ce5" office:value-type="string" calcext:value-type="string">
            <text:p> <text:a xlink:href="https://nssdc.gsfc.nasa.gov/planetary/factsheet/mercuryfact.html" xlink:type="simple">MERCURY</text:a> </text:p>
          </table:table-cell>
          <table:table-cell table:style-name="ce8" office:value-type="string" calcext:value-type="string">
            <text:p> <text:a xlink:href="https://nssdc.gsfc.nasa.gov/planetary/factsheet/venusfact.html" xlink:type="simple">VENUS</text:a> </text:p>
          </table:table-cell>
          <table:table-cell table:style-name="ce5" office:value-type="string" calcext:value-type="string">
            <text:p> <text:a xlink:href="https://nssdc.gsfc.nasa.gov/planetary/factsheet/earthfact.html" xlink:type="simple">EARTH</text:a> </text:p>
          </table:table-cell>
          <table:table-cell table:style-name="ce8" office:value-type="string" calcext:value-type="string">
            <text:p> <text:a xlink:href="https://nssdc.gsfc.nasa.gov/planetary/factsheet/moonfact.html" xlink:type="simple">MOON</text:a> </text:p>
          </table:table-cell>
          <table:table-cell table:style-name="ce5" office:value-type="string" calcext:value-type="string">
            <text:p> <text:a xlink:href="https://nssdc.gsfc.nasa.gov/planetary/factsheet/marsfact.html" xlink:type="simple">MARS</text:a> </text:p>
          </table:table-cell>
          <table:table-cell table:style-name="ce8" office:value-type="string" calcext:value-type="string">
            <text:p> <text:a xlink:href="https://nssdc.gsfc.nasa.gov/planetary/factsheet/jupiterfact.html" xlink:type="simple">JUPITER</text:a> </text:p>
          </table:table-cell>
          <table:table-cell table:style-name="ce5" office:value-type="string" calcext:value-type="string">
            <text:p> <text:a xlink:href="https://nssdc.gsfc.nasa.gov/planetary/factsheet/saturnfact.html" xlink:type="simple">SATURN</text:a> </text:p>
          </table:table-cell>
          <table:table-cell table:style-name="ce8" office:value-type="string" calcext:value-type="string">
            <text:p> <text:a xlink:href="https://nssdc.gsfc.nasa.gov/planetary/factsheet/uranusfact.html" xlink:type="simple">URANUS</text:a> </text:p>
          </table:table-cell>
          <table:table-cell table:style-name="ce5" office:value-type="string" calcext:value-type="string">
            <text:p> <text:a xlink:href="https://nssdc.gsfc.nasa.gov/planetary/factsheet/neptunefact.html" xlink:type="simple">NEPTUNE</text:a> </text:p>
          </table:table-cell>
          <table:table-cell table:style-name="ce8" office:value-type="string" calcext:value-type="string">
            <text:p> <text:a xlink:href="https://nssdc.gsfc.nasa.gov/planetary/factsheet/plutofact.html" xlink:type="simple">PLUTO</text:a> </text:p>
          </table:table-cell>
          <table:table-cell/>
        </table:table-row>
        <table:table-row table:style-name="ro2">
          <table:table-cell office:value-type="string" calcext:value-type="string">
            <text:p><text:a xlink:href="https://nssdc.gsfc.nasa.gov/planetary/factsheet/planetfact_notes.html#mass" xlink:type="simple">Mass</text:a> (1024kg)</text:p>
          </table:table-cell>
          <table:table-cell office:value-type="float" office:value="0.33" calcext:value-type="float">
            <text:p>0.33</text:p>
          </table:table-cell>
          <table:table-cell office:value-type="float" office:value="4.87" calcext:value-type="float">
            <text:p>4.87</text:p>
          </table:table-cell>
          <table:table-cell office:value-type="float" office:value="5.97" calcext:value-type="float">
            <text:p>5.97</text:p>
          </table:table-cell>
          <table:table-cell office:value-type="float" office:value="0.073" calcext:value-type="float">
            <text:p>0.073</text:p>
          </table:table-cell>
          <table:table-cell office:value-type="float" office:value="0.642" calcext:value-type="float">
            <text:p>0.642</text:p>
          </table:table-cell>
          <table:table-cell office:value-type="float" office:value="1898" calcext:value-type="float">
            <text:p>1898</text:p>
          </table:table-cell>
          <table:table-cell office:value-type="float" office:value="568" calcext:value-type="float">
            <text:p>568</text:p>
          </table:table-cell>
          <table:table-cell office:value-type="float" office:value="86.8" calcext:value-type="float">
            <text:p>86.8</text:p>
          </table:table-cell>
          <table:table-cell office:value-type="float" office:value="102" calcext:value-type="float">
            <text:p>102</text:p>
          </table:table-cell>
          <table:table-cell office:value-type="float" office:value="0.013" calcext:value-type="float">
            <text:p>0.013</text:p>
          </table:table-cell>
          <table:table-cell/>
        </table:table-row>
        <table:table-row table:style-name="ro2">
          <table:table-cell office:value-type="string" calcext:value-type="string">
            <text:p><text:a xlink:href="https://nssdc.gsfc.nasa.gov/planetary/factsheet/planetfact_notes.html#diam" xlink:type="simple">Diameter</text:a> (km)</text:p>
          </table:table-cell>
          <table:table-cell office:value-type="float" office:value="4879" calcext:value-type="float">
            <text:p>4879</text:p>
          </table:table-cell>
          <table:table-cell office:value-type="float" office:value="12104" calcext:value-type="float">
            <text:p>12104</text:p>
          </table:table-cell>
          <table:table-cell office:value-type="float" office:value="12756" calcext:value-type="float">
            <text:p>12756</text:p>
          </table:table-cell>
          <table:table-cell office:value-type="float" office:value="3475" calcext:value-type="float">
            <text:p>3475</text:p>
          </table:table-cell>
          <table:table-cell office:value-type="float" office:value="6792" calcext:value-type="float">
            <text:p>6792</text:p>
          </table:table-cell>
          <table:table-cell office:value-type="float" office:value="142984" calcext:value-type="float">
            <text:p>142984</text:p>
          </table:table-cell>
          <table:table-cell office:value-type="float" office:value="120536" calcext:value-type="float">
            <text:p>120536</text:p>
          </table:table-cell>
          <table:table-cell office:value-type="float" office:value="51118" calcext:value-type="float">
            <text:p>51118</text:p>
          </table:table-cell>
          <table:table-cell office:value-type="float" office:value="49528" calcext:value-type="float">
            <text:p>49528</text:p>
          </table:table-cell>
          <table:table-cell office:value-type="float" office:value="2376" calcext:value-type="float">
            <text:p>2376</text:p>
          </table:table-cell>
          <table:table-cell/>
        </table:table-row>
        <table:table-row table:style-name="ro2">
          <table:table-cell office:value-type="string" calcext:value-type="string">
            <text:p><text:a xlink:href="https://nssdc.gsfc.nasa.gov/planetary/factsheet/planetfact_notes.html#dens" xlink:type="simple">Density</text:a> (kg/m3)</text:p>
          </table:table-cell>
          <table:table-cell office:value-type="float" office:value="5429" calcext:value-type="float">
            <text:p>5429</text:p>
          </table:table-cell>
          <table:table-cell office:value-type="float" office:value="5243" calcext:value-type="float">
            <text:p>5243</text:p>
          </table:table-cell>
          <table:table-cell office:value-type="float" office:value="5514" calcext:value-type="float">
            <text:p>5514</text:p>
          </table:table-cell>
          <table:table-cell office:value-type="float" office:value="3340" calcext:value-type="float">
            <text:p>3340</text:p>
          </table:table-cell>
          <table:table-cell office:value-type="float" office:value="3934" calcext:value-type="float">
            <text:p>3934</text:p>
          </table:table-cell>
          <table:table-cell office:value-type="float" office:value="1326" calcext:value-type="float">
            <text:p>1326</text:p>
          </table:table-cell>
          <table:table-cell office:value-type="float" office:value="687" calcext:value-type="float">
            <text:p>687</text:p>
          </table:table-cell>
          <table:table-cell office:value-type="float" office:value="1270" calcext:value-type="float">
            <text:p>1270</text:p>
          </table:table-cell>
          <table:table-cell office:value-type="float" office:value="1638" calcext:value-type="float">
            <text:p>1638</text:p>
          </table:table-cell>
          <table:table-cell office:value-type="float" office:value="1850" calcext:value-type="float">
            <text:p>1850</text:p>
          </table:table-cell>
          <table:table-cell/>
        </table:table-row>
        <table:table-row table:style-name="ro2">
          <table:table-cell office:value-type="string" calcext:value-type="string">
            <text:p><text:a xlink:href="https://nssdc.gsfc.nasa.gov/planetary/factsheet/planetfact_notes.html#grav" xlink:type="simple">Gravity</text:a> (m/s2)</text:p>
          </table:table-cell>
          <table:table-cell office:value-type="float" office:value="3.7" calcext:value-type="float">
            <text:p>3.7</text:p>
          </table:table-cell>
          <table:table-cell office:value-type="float" office:value="8.9" calcext:value-type="float">
            <text:p>8.9</text:p>
          </table:table-cell>
          <table:table-cell office:value-type="float" office:value="9.8" calcext:value-type="float">
            <text:p>9.8</text:p>
          </table:table-cell>
          <table:table-cell office:value-type="float" office:value="1.6" calcext:value-type="float">
            <text:p>1.6</text:p>
          </table:table-cell>
          <table:table-cell office:value-type="float" office:value="3.7" calcext:value-type="float">
            <text:p>3.7</text:p>
          </table:table-cell>
          <table:table-cell office:value-type="float" office:value="23.1" calcext:value-type="float">
            <text:p>23.1</text:p>
          </table:table-cell>
          <table:table-cell office:value-type="float" office:value="9" calcext:value-type="float">
            <text:p>9</text:p>
          </table:table-cell>
          <table:table-cell office:value-type="float" office:value="8.7" calcext:value-type="float">
            <text:p>8.7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2">
          <table:table-cell office:value-type="string" calcext:value-type="string">
            <text:p><text:a xlink:href="https://nssdc.gsfc.nasa.gov/planetary/factsheet/planetfact_notes.html#escv" xlink:type="simple">Escape Velocity</text:a> (km/s)</text:p>
          </table:table-cell>
          <table:table-cell office:value-type="float" office:value="4.3" calcext:value-type="float">
            <text:p>4.3</text:p>
          </table:table-cell>
          <table:table-cell office:value-type="float" office:value="10.4" calcext:value-type="float">
            <text:p>10.4</text:p>
          </table:table-cell>
          <table:table-cell office:value-type="float" office:value="11.2" calcext:value-type="float">
            <text:p>11.2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59.5" calcext:value-type="float">
            <text:p>59.5</text:p>
          </table:table-cell>
          <table:table-cell office:value-type="float" office:value="35.5" calcext:value-type="float">
            <text:p>35.5</text:p>
          </table:table-cell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2">
          <table:table-cell office:value-type="string" calcext:value-type="string">
            <text:p><text:a xlink:href="https://nssdc.gsfc.nasa.gov/planetary/factsheet/planetfact_notes.html#rotp" xlink:type="simple">Rotation Period</text:a> (hours)</text:p>
          </table:table-cell>
          <table:table-cell office:value-type="float" office:value="1407.6" calcext:value-type="float">
            <text:p>1407.6</text:p>
          </table:table-cell>
          <table:table-cell office:value-type="float" office:value="-5832.5" calcext:value-type="float">
            <text:p>-5832.5</text:p>
          </table:table-cell>
          <table:table-cell office:value-type="float" office:value="23.9" calcext:value-type="float">
            <text:p>23.9</text:p>
          </table:table-cell>
          <table:table-cell office:value-type="float" office:value="655.7" calcext:value-type="float">
            <text:p>655.7</text:p>
          </table:table-cell>
          <table:table-cell office:value-type="float" office:value="24.6" calcext:value-type="float">
            <text:p>24.6</text:p>
          </table:table-cell>
          <table:table-cell office:value-type="float" office:value="9.9" calcext:value-type="float">
            <text:p>9.9</text:p>
          </table:table-cell>
          <table:table-cell office:value-type="float" office:value="10.7" calcext:value-type="float">
            <text:p>10.7</text:p>
          </table:table-cell>
          <table:table-cell office:value-type="float" office:value="-17.2" calcext:value-type="float">
            <text:p>-17.2</text:p>
          </table:table-cell>
          <table:table-cell office:value-type="float" office:value="16.1" calcext:value-type="float">
            <text:p>16.1</text:p>
          </table:table-cell>
          <table:table-cell office:value-type="float" office:value="-153.3" calcext:value-type="float">
            <text:p>-153.3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https://nssdc.gsfc.nasa.gov/planetary/factsheet/planetfact_notes.html#rotp" xlink:type="simple">Rotation Period</text:a> (hours)Relative to Earth</text:p>
          </table:table-cell>
          <table:table-cell table:style-name="ce7" table:formula="of:=[.B9]/[.$D$9]" office:value-type="float" office:value="58.8953974895397" calcext:value-type="float">
            <text:p>58.8953974895397</text:p>
          </table:table-cell>
          <table:table-cell table:style-name="ce7" table:formula="of:=[.C9]/[.$D$9]" office:value-type="float" office:value="-244.037656903766" calcext:value-type="float">
            <text:p>-244.037656903766</text:p>
          </table:table-cell>
          <table:table-cell table:style-name="ce7" table:formula="of:=[.D9]/[.$D$9]" office:value-type="float" office:value="1" calcext:value-type="float">
            <text:p>1</text:p>
          </table:table-cell>
          <table:table-cell table:style-name="ce6" table:formula="of:=[.E9]/[.$D$9]" office:value-type="float" office:value="27.4351464435146" calcext:value-type="float">
            <text:p>27.4351464435146</text:p>
          </table:table-cell>
          <table:table-cell table:style-name="ce7" table:formula="of:=[.F9]/[.$D$9]" office:value-type="float" office:value="1.02928870292887" calcext:value-type="float">
            <text:p>1.02928870292887</text:p>
          </table:table-cell>
          <table:table-cell table:style-name="ce7" table:formula="of:=[.G9]/[.$D$9]" office:value-type="float" office:value="0.414225941422594" calcext:value-type="float">
            <text:p>0.414225941422594</text:p>
          </table:table-cell>
          <table:table-cell table:style-name="ce7" table:formula="of:=[.H9]/[.$D$9]" office:value-type="float" office:value="0.447698744769874" calcext:value-type="float">
            <text:p>0.447698744769874</text:p>
          </table:table-cell>
          <table:table-cell table:style-name="ce7" table:formula="of:=[.I9]/[.$D$9]" office:value-type="float" office:value="-0.719665271966527" calcext:value-type="float">
            <text:p>-0.719665271966527</text:p>
          </table:table-cell>
          <table:table-cell table:style-name="ce7" table:formula="of:=[.J9]/[.$D$9]" office:value-type="float" office:value="0.673640167364017" calcext:value-type="float">
            <text:p>0.673640167364017</text:p>
          </table:table-cell>
          <table:table-cell table:style-name="ce7" table:formula="of:=[.K9]/[.$D$9]" office:value-type="float" office:value="-6.4142259414226" calcext:value-type="float">
            <text:p>-6.4142259414226</text:p>
          </table:table-cell>
          <table:table-cell/>
        </table:table-row>
        <table:table-row table:style-name="ro2">
          <table:table-cell office:value-type="string" calcext:value-type="string">
            <text:p><text:a xlink:href="https://nssdc.gsfc.nasa.gov/planetary/factsheet/planetfact_notes.html#leng" xlink:type="simple">Length of Day</text:a> (hours)</text:p>
          </table:table-cell>
          <table:table-cell office:value-type="float" office:value="4222.6" calcext:value-type="float">
            <text:p>4222.6</text:p>
          </table:table-cell>
          <table:table-cell office:value-type="float" office:value="2802" calcext:value-type="float">
            <text:p>2802</text:p>
          </table:table-cell>
          <table:table-cell office:value-type="float" office:value="24" calcext:value-type="float">
            <text:p>24</text:p>
          </table:table-cell>
          <table:table-cell office:value-type="float" office:value="708.7" calcext:value-type="float">
            <text:p>708.7</text:p>
          </table:table-cell>
          <table:table-cell office:value-type="float" office:value="24.7" calcext:value-type="float">
            <text:p>24.7</text:p>
          </table:table-cell>
          <table:table-cell office:value-type="float" office:value="9.9" calcext:value-type="float">
            <text:p>9.9</text:p>
          </table:table-cell>
          <table:table-cell office:value-type="float" office:value="10.7" calcext:value-type="float">
            <text:p>10.7</text:p>
          </table:table-cell>
          <table:table-cell office:value-type="float" office:value="17.2" calcext:value-type="float">
            <text:p>17.2</text:p>
          </table:table-cell>
          <table:table-cell office:value-type="float" office:value="16.1" calcext:value-type="float">
            <text:p>16.1</text:p>
          </table:table-cell>
          <table:table-cell office:value-type="float" office:value="153.3" calcext:value-type="float">
            <text:p>153.3</text:p>
          </table:table-cell>
          <table:table-cell/>
        </table:table-row>
        <table:table-row table:style-name="ro2">
          <table:table-cell office:value-type="string" calcext:value-type="string">
            <text:p><text:a xlink:href="https://nssdc.gsfc.nasa.gov/planetary/factsheet/planetfact_notes.html#dist" xlink:type="simple">Distance from Sun</text:a> (106 km)</text:p>
          </table:table-cell>
          <table:table-cell office:value-type="float" office:value="57.9" calcext:value-type="float">
            <text:p>57.9</text:p>
          </table:table-cell>
          <table:table-cell office:value-type="float" office:value="108.2" calcext:value-type="float">
            <text:p>108.2</text:p>
          </table:table-cell>
          <table:table-cell office:value-type="float" office:value="149.6" calcext:value-type="float">
            <text:p>149.6</text:p>
          </table:table-cell>
          <table:table-cell office:value-type="string" calcext:value-type="string">
            <text:p>0.384*</text:p>
          </table:table-cell>
          <table:table-cell office:value-type="float" office:value="228" calcext:value-type="float">
            <text:p>228</text:p>
          </table:table-cell>
          <table:table-cell office:value-type="float" office:value="778.5" calcext:value-type="float">
            <text:p>778.5</text:p>
          </table:table-cell>
          <table:table-cell office:value-type="float" office:value="1432" calcext:value-type="float">
            <text:p>1432</text:p>
          </table:table-cell>
          <table:table-cell office:value-type="float" office:value="2867" calcext:value-type="float">
            <text:p>2867</text:p>
          </table:table-cell>
          <table:table-cell office:value-type="float" office:value="4515" calcext:value-type="float">
            <text:p>4515</text:p>
          </table:table-cell>
          <table:table-cell office:value-type="float" office:value="5906.4" calcext:value-type="float">
            <text:p>5906.4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https://nssdc.gsfc.nasa.gov/planetary/factsheet/planetfact_notes.html#dist" xlink:type="simple">Distance from Sun</text:a> RELATIVE</text:p>
          </table:table-cell>
          <table:table-cell table:style-name="ce7" table:formula="of:=[.B12]/[.$D$12]" office:value-type="float" office:value="0.387032085561497" calcext:value-type="float">
            <text:p>0.387032085561497</text:p>
          </table:table-cell>
          <table:table-cell table:style-name="ce7" table:formula="of:=[.C12]/[.$D$12]" office:value-type="float" office:value="0.723262032085562" calcext:value-type="float">
            <text:p>0.723262032085562</text:p>
          </table:table-cell>
          <table:table-cell table:style-name="ce7" table:formula="of:=[.D12]/[.$D$12]" office:value-type="float" office:value="1" calcext:value-type="float">
            <text:p>1</text:p>
          </table:table-cell>
          <table:table-cell table:style-name="ce10"/>
          <table:table-cell table:style-name="ce7" table:formula="of:=[.F12]/[.$D$12]" office:value-type="float" office:value="1.52406417112299" calcext:value-type="float">
            <text:p>1.52406417112299</text:p>
          </table:table-cell>
          <table:table-cell table:style-name="ce7" table:formula="of:=[.G12]/[.$D$12]" office:value-type="float" office:value="5.20387700534759" calcext:value-type="float">
            <text:p>5.20387700534759</text:p>
          </table:table-cell>
          <table:table-cell table:style-name="ce7" table:formula="of:=[.H12]/[.$D$12]" office:value-type="float" office:value="9.57219251336898" calcext:value-type="float">
            <text:p>9.57219251336898</text:p>
          </table:table-cell>
          <table:table-cell table:style-name="ce7" table:formula="of:=[.I12]/[.$D$12]" office:value-type="float" office:value="19.1644385026738" calcext:value-type="float">
            <text:p>19.1644385026738</text:p>
          </table:table-cell>
          <table:table-cell table:style-name="ce7" table:formula="of:=[.J12]/[.$D$12]" office:value-type="float" office:value="30.1804812834225" calcext:value-type="float">
            <text:p>30.1804812834225</text:p>
          </table:table-cell>
          <table:table-cell table:style-name="ce7" table:formula="of:=[.K12]/[.$D$12]" office:value-type="float" office:value="39.4812834224599" calcext:value-type="float">
            <text:p>39.4812834224599</text:p>
          </table:table-cell>
          <table:table-cell/>
        </table:table-row>
        <table:table-row table:style-name="ro2">
          <table:table-cell office:value-type="string" calcext:value-type="string">
            <text:p><text:a xlink:href="https://nssdc.gsfc.nasa.gov/planetary/factsheet/planetfact_notes.html#peri" xlink:type="simple">Perihelion</text:a> (106 km)</text:p>
          </table:table-cell>
          <table:table-cell office:value-type="float" office:value="46" calcext:value-type="float">
            <text:p>46</text:p>
          </table:table-cell>
          <table:table-cell office:value-type="float" office:value="107.5" calcext:value-type="float">
            <text:p>107.5</text:p>
          </table:table-cell>
          <table:table-cell office:value-type="float" office:value="147.1" calcext:value-type="float">
            <text:p>147.1</text:p>
          </table:table-cell>
          <table:table-cell office:value-type="string" calcext:value-type="string">
            <text:p>0.363*</text:p>
          </table:table-cell>
          <table:table-cell office:value-type="float" office:value="206.7" calcext:value-type="float">
            <text:p>206.7</text:p>
          </table:table-cell>
          <table:table-cell office:value-type="float" office:value="740.6" calcext:value-type="float">
            <text:p>740.6</text:p>
          </table:table-cell>
          <table:table-cell office:value-type="float" office:value="1357.6" calcext:value-type="float">
            <text:p>1357.6</text:p>
          </table:table-cell>
          <table:table-cell office:value-type="float" office:value="2732.7" calcext:value-type="float">
            <text:p>2732.7</text:p>
          </table:table-cell>
          <table:table-cell office:value-type="float" office:value="4471.1" calcext:value-type="float">
            <text:p>4471.1</text:p>
          </table:table-cell>
          <table:table-cell office:value-type="float" office:value="4436.8" calcext:value-type="float">
            <text:p>4436.8</text:p>
          </table:table-cell>
          <table:table-cell/>
        </table:table-row>
        <table:table-row table:style-name="ro2">
          <table:table-cell office:value-type="string" calcext:value-type="string">
            <text:p><text:a xlink:href="https://nssdc.gsfc.nasa.gov/planetary/factsheet/planetfact_notes.html#peri" xlink:type="simple">Aphelion</text:a> (106 km)</text:p>
          </table:table-cell>
          <table:table-cell office:value-type="float" office:value="69.8" calcext:value-type="float">
            <text:p>69.8</text:p>
          </table:table-cell>
          <table:table-cell office:value-type="float" office:value="108.9" calcext:value-type="float">
            <text:p>108.9</text:p>
          </table:table-cell>
          <table:table-cell office:value-type="float" office:value="152.1" calcext:value-type="float">
            <text:p>152.1</text:p>
          </table:table-cell>
          <table:table-cell office:value-type="string" calcext:value-type="string">
            <text:p>0.406*</text:p>
          </table:table-cell>
          <table:table-cell office:value-type="float" office:value="249.3" calcext:value-type="float">
            <text:p>249.3</text:p>
          </table:table-cell>
          <table:table-cell office:value-type="float" office:value="816.4" calcext:value-type="float">
            <text:p>816.4</text:p>
          </table:table-cell>
          <table:table-cell office:value-type="float" office:value="1506.5" calcext:value-type="float">
            <text:p>1506.5</text:p>
          </table:table-cell>
          <table:table-cell office:value-type="float" office:value="3001.4" calcext:value-type="float">
            <text:p>3001.4</text:p>
          </table:table-cell>
          <table:table-cell office:value-type="float" office:value="4558.9" calcext:value-type="float">
            <text:p>4558.9</text:p>
          </table:table-cell>
          <table:table-cell office:value-type="float" office:value="7375.9" calcext:value-type="float">
            <text:p>7375.9</text:p>
          </table:table-cell>
          <table:table-cell/>
        </table:table-row>
        <table:table-row table:style-name="ro2">
          <table:table-cell office:value-type="string" calcext:value-type="string">
            <text:p><text:a xlink:href="https://nssdc.gsfc.nasa.gov/planetary/factsheet/planetfact_notes.html#orbp" xlink:type="simple">Orbital Period</text:a> (days)</text:p>
          </table:table-cell>
          <table:table-cell office:value-type="float" office:value="88" calcext:value-type="float">
            <text:p>88</text:p>
          </table:table-cell>
          <table:table-cell office:value-type="float" office:value="224.7" calcext:value-type="float">
            <text:p>224.7</text:p>
          </table:table-cell>
          <table:table-cell office:value-type="float" office:value="365.2" calcext:value-type="float">
            <text:p>365.2</text:p>
          </table:table-cell>
          <table:table-cell office:value-type="string" calcext:value-type="string">
            <text:p>27.3*</text:p>
          </table:table-cell>
          <table:table-cell office:value-type="float" office:value="687" calcext:value-type="float">
            <text:p>687</text:p>
          </table:table-cell>
          <table:table-cell office:value-type="float" office:value="4331" calcext:value-type="float">
            <text:p>4331</text:p>
          </table:table-cell>
          <table:table-cell office:value-type="float" office:value="10747" calcext:value-type="float">
            <text:p>10747</text:p>
          </table:table-cell>
          <table:table-cell office:value-type="float" office:value="30589" calcext:value-type="float">
            <text:p>30589</text:p>
          </table:table-cell>
          <table:table-cell office:value-type="float" office:value="59800" calcext:value-type="float">
            <text:p>59800</text:p>
          </table:table-cell>
          <table:table-cell office:value-type="float" office:value="90560" calcext:value-type="float">
            <text:p>90560</text:p>
          </table:table-cell>
          <table:table-cell/>
        </table:table-row>
        <table:table-row table:style-name="ro2">
          <table:table-cell office:value-type="string" calcext:value-type="string">
            <text:p><text:a xlink:href="https://nssdc.gsfc.nasa.gov/planetary/factsheet/planetfact_notes.html#orbp" xlink:type="simple">Orbital Period</text:a> (days)RELATIVEIVE)</text:p>
          </table:table-cell>
          <table:table-cell table:style-name="ce7" table:formula="of:=[.B16]/[.$D$16]" office:value-type="float" office:value="0.240963855421687" calcext:value-type="float">
            <text:p>0.240963855421687</text:p>
          </table:table-cell>
          <table:table-cell table:style-name="ce7" table:formula="of:=[.C16]/[.$D$16]" office:value-type="float" office:value="0.615279299014239" calcext:value-type="float">
            <text:p>0.615279299014239</text:p>
          </table:table-cell>
          <table:table-cell table:style-name="ce7" table:formula="of:=[.D16]/[.$D$16]" office:value-type="float" office:value="1" calcext:value-type="float">
            <text:p>1</text:p>
          </table:table-cell>
          <table:table-cell table:style-name="ce10"/>
          <table:table-cell table:style-name="ce7" table:formula="of:=[.F16]/[.$D$16]" office:value-type="float" office:value="1.88116100766703" calcext:value-type="float">
            <text:p>1.88116100766703</text:p>
          </table:table-cell>
          <table:table-cell table:style-name="ce7" table:formula="of:=[.G16]/[.$D$16]" office:value-type="float" office:value="11.8592552026287" calcext:value-type="float">
            <text:p>11.8592552026287</text:p>
          </table:table-cell>
          <table:table-cell table:style-name="ce7" table:formula="of:=[.H16]/[.$D$16]" office:value-type="float" office:value="29.4277108433735" calcext:value-type="float">
            <text:p>29.4277108433735</text:p>
          </table:table-cell>
          <table:table-cell table:style-name="ce7" table:formula="of:=[.I16]/[.$D$16]" office:value-type="float" office:value="83.7595837897043" calcext:value-type="float">
            <text:p>83.7595837897043</text:p>
          </table:table-cell>
          <table:table-cell table:style-name="ce7" table:formula="of:=[.J16]/[.$D$16]" office:value-type="float" office:value="163.745892661555" calcext:value-type="float">
            <text:p>163.745892661555</text:p>
          </table:table-cell>
          <table:table-cell table:style-name="ce7" table:formula="of:=[.K16]/[.$D$16]" office:value-type="float" office:value="247.973713033954" calcext:value-type="float">
            <text:p>247.973713033954</text:p>
          </table:table-cell>
          <table:table-cell/>
        </table:table-row>
        <table:table-row table:style-name="ro2">
          <table:table-cell office:value-type="string" calcext:value-type="string">
            <text:p><text:a xlink:href="https://nssdc.gsfc.nasa.gov/planetary/factsheet/planetfact_notes.html#orbv" xlink:type="simple">Orbital Velocity</text:a> (km/s)</text:p>
          </table:table-cell>
          <table:table-cell office:value-type="float" office:value="47.4" calcext:value-type="float">
            <text:p>47.4</text:p>
          </table:table-cell>
          <table:table-cell office:value-type="float" office:value="35" calcext:value-type="float">
            <text:p>35</text:p>
          </table:table-cell>
          <table:table-cell office:value-type="float" office:value="29.8" calcext:value-type="float">
            <text:p>29.8</text:p>
          </table:table-cell>
          <table:table-cell office:value-type="string" calcext:value-type="string">
            <text:p>1.0*</text:p>
          </table:table-cell>
          <table:table-cell office:value-type="float" office:value="24.1" calcext:value-type="float">
            <text:p>24.1</text:p>
          </table:table-cell>
          <table:table-cell office:value-type="float" office:value="13.1" calcext:value-type="float">
            <text:p>13.1</text:p>
          </table:table-cell>
          <table:table-cell office:value-type="float" office:value="9.7" calcext:value-type="float">
            <text:p>9.7</text:p>
          </table:table-cell>
          <table:table-cell office:value-type="float" office:value="6.8" calcext:value-type="float">
            <text:p>6.8</text:p>
          </table:table-cell>
          <table:table-cell office:value-type="float" office:value="5.4" calcext:value-type="float">
            <text:p>5.4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https://nssdc.gsfc.nasa.gov/planetary/factsheet/planetfact_notes.html#orbi" xlink:type="simple">Orbital Inclination</text:a> (degrees)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3.4" calcext:value-type="float">
            <text:p>3.4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.1" calcext:value-type="float">
            <text:p>5.1</text:p>
          </table:table-cell>
          <table:table-cell table:style-name="ce7" office:value-type="float" office:value="1.8" calcext:value-type="float">
            <text:p>1.8</text:p>
          </table:table-cell>
          <table:table-cell table:style-name="ce10" office:value-type="float" office:value="1.3" calcext:value-type="float">
            <text:p>1.3</text:p>
          </table:table-cell>
          <table:table-cell table:style-name="ce7" office:value-type="float" office:value="2.5" calcext:value-type="float">
            <text:p>2.5</text:p>
          </table:table-cell>
          <table:table-cell table:style-name="ce10" office:value-type="float" office:value="0.8" calcext:value-type="float">
            <text:p>0.8</text:p>
          </table:table-cell>
          <table:table-cell table:style-name="ce7" office:value-type="float" office:value="1.8" calcext:value-type="float">
            <text:p>1.8</text:p>
          </table:table-cell>
          <table:table-cell table:style-name="ce10" office:value-type="float" office:value="17.2" calcext:value-type="float">
            <text:p>17.2</text:p>
          </table:table-cell>
          <table:table-cell table:style-name="ce14" office:value-type="string" calcext:value-type="string">
            <text:p>TODO!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orbe" xlink:type="simple">Orbital Eccentricity</text:a>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" calcext:value-type="float">
            <text:p>0.01</text:p>
          </table:table-cell>
          <table:table-cell office:value-type="float" office:value="0.244" calcext:value-type="float">
            <text:p>0.244</text:p>
          </table:table-cell>
          <table:table-cell/>
        </table:table-row>
        <table:table-row table:style-name="ro2">
          <table:table-cell office:value-type="string" calcext:value-type="string">
            <text:p><text:a xlink:href="https://nssdc.gsfc.nasa.gov/planetary/factsheet/planetfact_notes.html#orbo" xlink:type="simple">Obliquity to Orbit</text:a> (degrees)</text:p>
          </table:table-cell>
          <table:table-cell office:value-type="float" office:value="0.034" calcext:value-type="float">
            <text:p>0.034</text:p>
          </table:table-cell>
          <table:table-cell office:value-type="float" office:value="177.4" calcext:value-type="float">
            <text:p>177.4</text:p>
          </table:table-cell>
          <table:table-cell office:value-type="float" office:value="23.4" calcext:value-type="float">
            <text:p>23.4</text:p>
          </table:table-cell>
          <table:table-cell office:value-type="float" office:value="6.7" calcext:value-type="float">
            <text:p>6.7</text:p>
          </table:table-cell>
          <table:table-cell office:value-type="float" office:value="25.2" calcext:value-type="float">
            <text:p>25.2</text:p>
          </table:table-cell>
          <table:table-cell office:value-type="float" office:value="3.1" calcext:value-type="float">
            <text:p>3.1</text:p>
          </table:table-cell>
          <table:table-cell office:value-type="float" office:value="26.7" calcext:value-type="float">
            <text:p>26.7</text:p>
          </table:table-cell>
          <table:table-cell office:value-type="float" office:value="97.8" calcext:value-type="float">
            <text:p>97.8</text:p>
          </table:table-cell>
          <table:table-cell office:value-type="float" office:value="28.3" calcext:value-type="float">
            <text:p>28.3</text:p>
          </table:table-cell>
          <table:table-cell office:value-type="float" office:value="122.5" calcext:value-type="float">
            <text:p>122.5</text:p>
          </table:table-cell>
          <table:table-cell/>
        </table:table-row>
        <table:table-row table:style-name="ro2">
          <table:table-cell office:value-type="string" calcext:value-type="string">
            <text:p><text:a xlink:href="https://nssdc.gsfc.nasa.gov/planetary/factsheet/planetfact_notes.html#temp" xlink:type="simple">Mean Temperature</text:a> (C)</text:p>
          </table:table-cell>
          <table:table-cell office:value-type="float" office:value="167" calcext:value-type="float">
            <text:p>167</text:p>
          </table:table-cell>
          <table:table-cell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-65" calcext:value-type="float">
            <text:p>-65</text:p>
          </table:table-cell>
          <table:table-cell office:value-type="float" office:value="-110" calcext:value-type="float">
            <text:p>-110</text:p>
          </table:table-cell>
          <table:table-cell office:value-type="float" office:value="-140" calcext:value-type="float">
            <text:p>-140</text:p>
          </table:table-cell>
          <table:table-cell office:value-type="float" office:value="-195" calcext:value-type="float">
            <text:p>-195</text:p>
          </table:table-cell>
          <table:table-cell office:value-type="float" office:value="-200" calcext:value-type="float">
            <text:p>-200</text:p>
          </table:table-cell>
          <table:table-cell office:value-type="float" office:value="-225" calcext:value-type="float">
            <text:p>-225</text:p>
          </table:table-cell>
          <table:table-cell/>
        </table:table-row>
        <table:table-row table:style-name="ro2">
          <table:table-cell office:value-type="string" calcext:value-type="string">
            <text:p><text:a xlink:href="https://nssdc.gsfc.nasa.gov/planetary/factsheet/planetfact_notes.html#surp" xlink:type="simple">Surface Pressure</text:a> (bars)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Unknown*</text:p>
          </table:table-cell>
          <table:table-cell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<text:a xlink:href="https://nssdc.gsfc.nasa.gov/planetary/factsheet/planetfact_notes.html#sats" xlink:type="simple">Number of Moon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s://nssdc.gsfc.nasa.gov/planetary/factsheet/planetfact_notes.html#ring" xlink:type="simple">Ring System?</text:a></text:p>
          </table:table-cell>
          <table:table-cell table:number-columns-repeated="5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<text:a xlink:href="https://nssdc.gsfc.nasa.gov/planetary/factsheet/planetfact_notes.html#magf" xlink:type="simple">Global Magnetic Field?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4" office:value-type="string" calcext:value-type="string">
            <text:p> </text:p>
          </table:table-cell>
          <table:table-cell table:style-name="ce5" office:value-type="string" calcext:value-type="string">
            <text:p> <text:a xlink:href="https://nssdc.gsfc.nasa.gov/planetary/factsheet/mercuryfact.html" xlink:type="simple">MERCURY</text:a> </text:p>
          </table:table-cell>
          <table:table-cell table:style-name="ce8" office:value-type="string" calcext:value-type="string">
            <text:p> <text:a xlink:href="https://nssdc.gsfc.nasa.gov/planetary/factsheet/venusfact.html" xlink:type="simple">VENUS</text:a> </text:p>
          </table:table-cell>
          <table:table-cell table:style-name="ce11" office:value-type="string" calcext:value-type="string">
            <text:p> <text:a xlink:href="https://nssdc.gsfc.nasa.gov/planetary/factsheet/earthfact.html" xlink:type="simple">EARTH</text:a> </text:p>
          </table:table-cell>
          <table:table-cell table:style-name="ce8" office:value-type="string" calcext:value-type="string">
            <text:p> <text:a xlink:href="https://nssdc.gsfc.nasa.gov/planetary/factsheet/moonfact.html" xlink:type="simple">MOON</text:a> </text:p>
          </table:table-cell>
          <table:table-cell table:style-name="ce12" office:value-type="string" calcext:value-type="string">
            <text:p> <text:a xlink:href="https://nssdc.gsfc.nasa.gov/planetary/factsheet/marsfact.html" xlink:type="simple">MARS</text:a> </text:p>
          </table:table-cell>
          <table:table-cell table:style-name="ce8" office:value-type="string" calcext:value-type="string">
            <text:p> <text:a xlink:href="https://nssdc.gsfc.nasa.gov/planetary/factsheet/jupiterfact.html" xlink:type="simple">JUPITER</text:a> </text:p>
          </table:table-cell>
          <table:table-cell table:style-name="ce13" office:value-type="string" calcext:value-type="string">
            <text:p> <text:a xlink:href="https://nssdc.gsfc.nasa.gov/planetary/factsheet/saturnfact.html" xlink:type="simple">SATURN</text:a> </text:p>
          </table:table-cell>
          <table:table-cell table:style-name="ce8" office:value-type="string" calcext:value-type="string">
            <text:p> <text:a xlink:href="https://nssdc.gsfc.nasa.gov/planetary/factsheet/uranusfact.html" xlink:type="simple">URANUS</text:a> </text:p>
          </table:table-cell>
          <table:table-cell table:style-name="ce5" office:value-type="string" calcext:value-type="string">
            <text:p> <text:a xlink:href="https://nssdc.gsfc.nasa.gov/planetary/factsheet/neptunefact.html" xlink:type="simple">NEPTUNE</text:a> </text:p>
          </table:table-cell>
          <table:table-cell table:style-name="ce8" office:value-type="string" calcext:value-type="string">
            <text:p> <text:a xlink:href="https://nssdc.gsfc.nasa.gov/planetary/factsheet/plutofact.html" xlink:type="simple">PLUTO</text:a> 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t" fo:country="EE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17:06:49.337306969</meta:creation-date>
    <dc:date>2022-07-17T11:49:19.442806300</dc:date>
    <meta:editing-duration>P1DT14H56M52S</meta:editing-duration>
    <meta:editing-cycles>3</meta:editing-cycles>
    <meta:generator>LibreOffice/7.2.5.1$Linux_X86_64 LibreOffice_project/20$Build-1</meta:generator>
    <meta:document-statistic meta:table-count="1" meta:cell-count="273" meta:object-count="0"/>
  </office:meta>
</office:document-meta>
</file>